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60000000F5692641F2BC3B95F.png" manifest:media-type="image/png"/>
  <manifest:file-entry manifest:full-path="Pictures/10004D7900000E7F000001AA803505033C61259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4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0.812cm" fo:min-width="1.128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2.8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d7"/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cm" svg:x="25.8cm" svg:y="5.2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8.05cm" svg:y1="7.2cm" svg:x2="18.049cm" svg:y2="8.4cm" draw:start-shape="id1" draw:start-glue-point="2" draw:end-shape="id2" draw:end-glue-point="0" svg:d="M28050 7200l-10001 1200" svg:viewBox="0 0 10002 1201">
          <text:p/>
        </draw:connector>
        <draw:connector draw:style-name="gr2" draw:text-style-name="P3" draw:layer="layout" draw:type="line" svg:x1="28.05cm" svg:y1="7.2cm" svg:x2="28.05cm" svg:y2="8.4cm" draw:start-shape="id1" draw:start-glue-point="2" draw:end-shape="id3" draw:end-glue-point="0" svg:d="M28050 7200v1200" svg:viewBox="0 0 1 1201">
          <text:p/>
        </draw:connector>
        <draw:custom-shape draw:style-name="gr3" draw:text-style-name="P4" xml:id="id4" draw:id="id4" draw:layer="layout" svg:width="2.3cm" svg:height="1.5cm" svg:x="14.399cm" svg:y="11.9cm">
          <text:p text:style-name="P1">s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049cm" svg:y1="10.4cm" svg:x2="15.549cm" svg:y2="11.9cm" draw:start-shape="id2" draw:start-glue-point="2" draw:end-shape="id4" draw:end-glue-point="4" svg:d="M18049 10400l-2500 1500" svg:viewBox="0 0 2501 1501">
          <text:p/>
        </draw:connector>
        <draw:custom-shape draw:style-name="gr4" draw:text-style-name="P2" xml:id="id2" draw:id="id2" draw:layer="layout" svg:width="3.3cm" svg:height="2cm" svg:x="16.399cm" svg:y="8.4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3cm" svg:height="2cm" svg:x="26.4cm" svg:y="8.4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2cm" svg:x="37.9cm" svg:y="8.4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8.05cm" svg:y1="7.2cm" svg:x2="40.15cm" svg:y2="8.4cm" draw:start-shape="id1" draw:start-glue-point="2" draw:end-shape="id5" draw:end-glue-point="0" svg:d="M28050 7200l12100 1200" svg:viewBox="0 0 12101 1201">
          <text:p/>
        </draw:connector>
        <draw:custom-shape draw:style-name="gr5" draw:text-style-name="P2" xml:id="id6" draw:id="id6" draw:layer="layout" svg:width="4cm" svg:height="2cm" svg:x="18.299cm" svg:y="11.6cm">
          <text:p text:style-name="P1">Parenthese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049cm" svg:y1="10.4cm" svg:x2="20.299cm" svg:y2="11.6cm" draw:end-shape="id6" draw:end-glue-point="0" svg:d="M18049 10400l2250 1200" svg:viewBox="0 0 2251 1201">
          <text:p/>
        </draw:connector>
        <draw:custom-shape draw:style-name="gr1" draw:text-style-name="P2" xml:id="id9" draw:id="id9" draw:layer="layout" svg:width="4.5cm" svg:height="2cm" svg:x="17.999cm" svg:y="14.8cm">
          <text:p text:style-name="P1">Equation_start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2.3cm" svg:height="1.5cm" svg:x="15.3cm" svg:y="15.001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2.3cm" svg:height="1.5cm" svg:x="22.901cm" svg:y="15.102cm">
          <text:p text:style-name="P1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45cm" svg:y1="15.001cm" svg:x2="20.299cm" svg:y2="13.6cm" draw:start-shape="id7" draw:start-glue-point="4" draw:end-shape="id6" draw:end-glue-point="2" svg:d="M16450 15001l3849-1401" svg:viewBox="0 0 3850 1402">
          <text:p/>
        </draw:connector>
        <draw:connector draw:style-name="gr2" draw:text-style-name="P3" draw:layer="layout" draw:type="line" svg:x1="24.051cm" svg:y1="15.102cm" svg:x2="20.3cm" svg:y2="13.601cm" draw:start-shape="id8" draw:start-glue-point="4" svg:d="M24051 15102l-3751-1501" svg:viewBox="0 0 3752 1502">
          <text:p/>
        </draw:connector>
        <draw:connector draw:style-name="gr2" draw:text-style-name="P3" draw:layer="layout" draw:type="line" svg:x1="20.249cm" svg:y1="14.8cm" svg:x2="20.3cm" svg:y2="13.601cm" draw:start-shape="id9" draw:start-glue-point="0" svg:d="M20249 14800l51-1199" svg:viewBox="0 0 52 1200">
          <text:p/>
        </draw:connector>
        <draw:custom-shape draw:style-name="gr4" draw:text-style-name="P2" xml:id="id10" draw:id="id10" draw:layer="layout" svg:width="3.3cm" svg:height="2cm" svg:x="14.699cm" svg:y="17.9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3cm" svg:height="2cm" svg:x="18.599cm" svg:y="17.9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5cm" svg:height="2cm" svg:x="25.399cm" svg:y="17.9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249cm" svg:y1="16.8cm" svg:x2="16.349cm" svg:y2="17.9cm" draw:start-shape="id9" draw:start-glue-point="2" draw:end-shape="id10" draw:end-glue-point="0" svg:d="M20249 16800l-3900 1100" svg:viewBox="0 0 3901 1101">
          <text:p/>
        </draw:connector>
        <draw:connector draw:style-name="gr2" draw:text-style-name="P3" draw:layer="layout" draw:type="line" svg:x1="20.249cm" svg:y1="16.8cm" svg:x2="20.249cm" svg:y2="17.9cm" draw:end-shape="id11" draw:end-glue-point="0" svg:d="M20249 16800v1100" svg:viewBox="0 0 1 1101">
          <text:p/>
        </draw:connector>
        <draw:connector draw:style-name="gr2" draw:text-style-name="P3" draw:layer="layout" draw:type="line" svg:x1="20.249cm" svg:y1="16.8cm" svg:x2="27.649cm" svg:y2="17.9cm" draw:end-shape="id12" draw:end-glue-point="0" svg:d="M20249 16800l7400 1100" svg:viewBox="0 0 7401 1101">
          <text:p/>
        </draw:connector>
        <draw:custom-shape draw:style-name="gr3" draw:text-style-name="P4" xml:id="id13" draw:id="id13" draw:layer="layout" svg:width="2.3cm" svg:height="1.5cm" svg:x="15.199cm" svg:y="20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349cm" svg:y1="20.8cm" svg:x2="16.349cm" svg:y2="19.9cm" draw:start-shape="id13" draw:start-glue-point="4" draw:end-shape="id10" draw:end-glue-point="2" svg:d="M16349 20800v-900" svg:viewBox="0 0 1 901">
          <text:p/>
        </draw:connector>
        <draw:custom-shape draw:style-name="gr3" draw:text-style-name="P4" xml:id="id14" draw:id="id14" draw:layer="layout" svg:width="2.3cm" svg:height="1.5cm" svg:x="19.1cm" svg:y="20.801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0.25cm" svg:y1="20.801cm" svg:x2="20.249cm" svg:y2="19.9cm" draw:start-shape="id14" draw:start-glue-point="4" draw:end-shape="id11" draw:end-glue-point="2" svg:d="M20250 20801l-1-901" svg:viewBox="0 0 2 902">
          <text:p/>
        </draw:connector>
        <draw:custom-shape draw:style-name="gr4" draw:text-style-name="P2" xml:id="id15" draw:id="id15" draw:layer="layout" svg:width="3.3cm" svg:height="2cm" svg:x="22.099cm" svg:y="20.7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3.3cm" svg:height="2cm" svg:x="25.999cm" svg:y="20.7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4.5cm" svg:height="2cm" svg:x="29.899cm" svg:y="20.7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7.649cm" svg:y1="19.9cm" svg:x2="23.749cm" svg:y2="20.7cm" draw:start-shape="id12" draw:start-glue-point="2" draw:end-shape="id15" draw:end-glue-point="0" svg:d="M27649 19900l-3900 800" svg:viewBox="0 0 3901 801">
          <text:p/>
        </draw:connector>
        <draw:connector draw:style-name="gr2" draw:text-style-name="P3" draw:layer="layout" draw:type="line" svg:x1="27.649cm" svg:y1="19.9cm" svg:x2="27.649cm" svg:y2="20.7cm" draw:start-shape="id12" draw:start-glue-point="2" draw:end-shape="id16" draw:end-glue-point="0" svg:d="M27649 19900v800" svg:viewBox="0 0 1 801">
          <text:p/>
        </draw:connector>
        <draw:connector draw:style-name="gr2" draw:text-style-name="P3" draw:layer="layout" draw:type="line" svg:x1="27.649cm" svg:y1="19.9cm" svg:x2="32.149cm" svg:y2="20.7cm" draw:start-shape="id12" draw:start-glue-point="2" draw:end-shape="id17" draw:end-glue-point="0" svg:d="M27649 19900l4500 800" svg:viewBox="0 0 4501 801">
          <text:p/>
        </draw:connector>
        <draw:custom-shape draw:style-name="gr3" draw:text-style-name="P4" xml:id="id18" draw:id="id18" draw:layer="layout" svg:width="2.3cm" svg:height="1.5cm" svg:x="22.599cm" svg:y="23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3.749cm" svg:y1="23.6cm" svg:x2="23.749cm" svg:y2="22.7cm" draw:start-shape="id18" draw:start-glue-point="4" draw:end-shape="id15" draw:end-glue-point="2" svg:d="M23749 23600v-900" svg:viewBox="0 0 1 901">
          <text:p/>
        </draw:connector>
        <draw:custom-shape draw:style-name="gr3" draw:text-style-name="P4" xml:id="id19" draw:id="id19" draw:layer="layout" svg:width="2.3cm" svg:height="1.5cm" svg:x="26.5cm" svg:y="23.601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7.65cm" svg:y1="23.601cm" svg:x2="27.649cm" svg:y2="22.7cm" draw:start-shape="id19" draw:start-glue-point="4" draw:end-shape="id16" draw:end-glue-point="2" svg:d="M27650 23601l-1-901" svg:viewBox="0 0 2 902">
          <text:p/>
        </draw:connector>
        <draw:custom-shape draw:style-name="gr4" draw:text-style-name="P2" xml:id="id20" draw:id="id20" draw:layer="layout" svg:width="3.3cm" svg:height="2cm" svg:x="30.499cm" svg:y="23.4cm">
          <text:p text:style-name="P1">Func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2.149cm" svg:y1="23.4cm" svg:x2="32.149cm" svg:y2="22.7cm" draw:start-shape="id20" draw:start-glue-point="0" draw:end-shape="id17" draw:end-glue-point="2" svg:d="M32149 23400v-700" svg:viewBox="0 0 1 701">
          <text:p/>
        </draw:connector>
        <draw:custom-shape draw:style-name="gr3" draw:text-style-name="P4" xml:id="id21" draw:id="id21" draw:layer="layout" svg:width="2.3cm" svg:height="1.5cm" svg:x="26.899cm" svg:y="26.1cm">
          <text:p text:style-name="P1">co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32.149cm" svg:y1="25.4cm" svg:x2="28.049cm" svg:y2="26.1cm" draw:start-shape="id20" draw:start-glue-point="2" draw:end-shape="id21" draw:end-glue-point="4" svg:d="M32149 25400l-4100 700" svg:viewBox="0 0 4101 701">
          <text:p/>
        </draw:connector>
        <draw:custom-shape draw:style-name="gr5" draw:text-style-name="P2" xml:id="id23" draw:id="id23" draw:layer="layout" svg:width="4cm" svg:height="2cm" svg:x="30.198cm" svg:y="26cm">
          <text:p text:style-name="P1">Parentheses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4.5cm" svg:height="2cm" svg:x="29.898cm" svg:y="29.2cm">
          <text:p text:style-name="P1">Equation_start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2.3cm" svg:height="1.5cm" svg:x="27.199cm" svg:y="29.401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4" draw:id="id24" draw:layer="layout" svg:width="2.3cm" svg:height="1.5cm" svg:x="34.8cm" svg:y="29.402cm">
          <text:p text:style-name="P1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8.349cm" svg:y1="29.401cm" svg:x2="32.198cm" svg:y2="28cm" draw:start-shape="id22" draw:start-glue-point="4" draw:end-shape="id23" draw:end-glue-point="2" svg:d="M28349 29401l3849-1401" svg:viewBox="0 0 3850 1402">
          <text:p/>
        </draw:connector>
        <draw:connector draw:style-name="gr2" draw:text-style-name="P3" draw:layer="layout" draw:type="line" svg:x1="35.95cm" svg:y1="29.402cm" svg:x2="32.199cm" svg:y2="28.001cm" draw:start-shape="id24" draw:start-glue-point="4" svg:d="M35950 29402l-3751-1401" svg:viewBox="0 0 3752 1402">
          <text:p/>
        </draw:connector>
        <draw:connector draw:style-name="gr2" draw:text-style-name="P3" draw:layer="layout" draw:type="line" svg:x1="32.148cm" svg:y1="29.2cm" svg:x2="32.199cm" svg:y2="28.001cm" draw:start-shape="id25" draw:start-glue-point="0" svg:d="M32148 29200l51-1199" svg:viewBox="0 0 52 1200">
          <text:p/>
        </draw:connector>
        <draw:connector draw:style-name="gr2" draw:text-style-name="P3" draw:layer="layout" draw:type="line" svg:x1="32.149cm" svg:y1="25.4cm" svg:x2="32.198cm" svg:y2="26cm" draw:end-shape="id23" draw:end-glue-point="0" svg:d="M32149 25400l49 600" svg:viewBox="0 0 50 601">
          <text:p/>
        </draw:connector>
        <draw:custom-shape draw:style-name="gr4" draw:text-style-name="P2" xml:id="id26" draw:id="id26" draw:layer="layout" svg:width="3.3cm" svg:height="2cm" svg:x="30.5cm" svg:y="31.8cm">
          <text:p text:style-name="P1">Variabl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2.15cm" svg:y1="31.8cm" svg:x2="32.148cm" svg:y2="31.2cm" draw:start-shape="id26" draw:start-glue-point="0" draw:end-shape="id25" draw:end-glue-point="2" svg:d="M32150 31800l-2-600" svg:viewBox="0 0 3 601">
          <text:p/>
        </draw:connector>
        <draw:custom-shape draw:style-name="gr3" draw:text-style-name="P4" xml:id="id27" draw:id="id27" draw:layer="layout" svg:width="2.3cm" svg:height="1.5cm" svg:x="31cm" svg:y="34.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2.15cm" svg:y1="34.4cm" svg:x2="32.15cm" svg:y2="33.8cm" draw:start-shape="id27" draw:start-glue-point="4" draw:end-shape="id26" draw:end-glue-point="2" svg:d="M32150 34400v-600" svg:viewBox="0 0 1 601">
          <text:p/>
        </draw:connector>
        <draw:custom-shape draw:style-name="gr3" draw:text-style-name="P4" xml:id="id28" draw:id="id28" draw:layer="layout" svg:width="2.3cm" svg:height="1.5cm" svg:x="26.9cm" svg:y="11.2cm">
          <text:p text:style-name="P1">^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8.05cm" svg:y1="11.2cm" svg:x2="28.05cm" svg:y2="10.4cm" draw:start-shape="id28" draw:start-glue-point="4" draw:end-shape="id3" draw:end-glue-point="2" svg:d="M28050 11200v-800" svg:viewBox="0 0 1 801">
          <text:p/>
        </draw:connector>
        <draw:custom-shape draw:style-name="gr5" draw:text-style-name="P2" xml:id="id29" draw:id="id29" draw:layer="layout" svg:width="4cm" svg:height="2cm" svg:x="38.2cm" svg:y="11.3cm">
          <text:p text:style-name="P1">Parenthese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0.15cm" svg:y1="10.4cm" svg:x2="40.2cm" svg:y2="11.3cm" draw:start-shape="id5" draw:start-glue-point="2" draw:end-shape="id29" draw:end-glue-point="0" svg:d="M40150 10400l50 900" svg:viewBox="0 0 51 901">
          <text:p/>
        </draw:connector>
        <draw:custom-shape draw:style-name="gr1" draw:text-style-name="P2" xml:id="id30" draw:id="id30" draw:layer="layout" svg:width="4.5cm" svg:height="2cm" svg:x="37.999cm" svg:y="14.2cm">
          <text:p text:style-name="P1">Equation_start</text:p>
          <draw:enhanced-geometry svg:viewBox="0 0 21600 21600" draw:type="rectangle" draw:enhanced-path="M 0 0 L 21600 0 21600 21600 0 21600 0 0 Z N"/>
        </draw:custom-shape>
        <draw:custom-shape draw:style-name="gr3" draw:text-style-name="P4" xml:id="id31" draw:id="id31" draw:layer="layout" svg:width="2.3cm" svg:height="1.5cm" svg:x="35.3cm" svg:y="14.301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2" draw:id="id32" draw:layer="layout" svg:width="2.3cm" svg:height="1.5cm" svg:x="42.901cm" svg:y="14.402cm">
          <text:p text:style-name="P1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0.2cm" svg:y1="13.3cm" svg:x2="40.249cm" svg:y2="14.2cm" draw:start-shape="id29" draw:start-glue-point="2" draw:end-shape="id30" draw:end-glue-point="0" svg:d="M40200 13300l49 900" svg:viewBox="0 0 50 901">
          <text:p/>
        </draw:connector>
        <draw:connector draw:style-name="gr2" draw:text-style-name="P3" draw:layer="layout" draw:type="line" svg:x1="40.201cm" svg:y1="13.3cm" svg:x2="36.45cm" svg:y2="14.301cm" draw:end-shape="id31" draw:end-glue-point="4" svg:d="M40201 13300l-3751 1001" svg:viewBox="0 0 3752 1002">
          <text:p/>
        </draw:connector>
        <draw:connector draw:style-name="gr2" draw:text-style-name="P3" draw:layer="layout" draw:type="line" svg:x1="40.201cm" svg:y1="13.3cm" svg:x2="44.051cm" svg:y2="14.402cm" draw:end-shape="id32" draw:end-glue-point="4" svg:d="M40201 13300l3850 1102" svg:viewBox="0 0 3851 1103">
          <text:p/>
        </draw:connector>
        <draw:custom-shape draw:style-name="gr4" draw:text-style-name="P2" xml:id="id34" draw:id="id34" draw:layer="layout" svg:width="3.3cm" svg:height="2cm" svg:x="34.8cm" svg:y="17.2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layout" svg:width="3.3cm" svg:height="2cm" svg:x="38.6cm" svg:y="17.2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4.5cm" svg:height="2cm" svg:x="42.4cm" svg:y="17.2cm">
          <text:p text:style-name="P1">Equation_start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2.3cm" svg:height="1.5cm" svg:x="35.3cm" svg:y="20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0.249cm" svg:y1="16.2cm" svg:x2="40.25cm" svg:y2="17.2cm" draw:start-shape="id30" draw:start-glue-point="2" draw:end-shape="id33" draw:end-glue-point="0" svg:d="M40249 16200l1 1000" svg:viewBox="0 0 2 1001">
          <text:p/>
        </draw:connector>
        <draw:connector draw:style-name="gr2" draw:text-style-name="P3" draw:layer="layout" draw:type="line" svg:x1="40.25cm" svg:y1="16.2cm" svg:x2="36.45cm" svg:y2="17.2cm" draw:end-shape="id34" draw:end-glue-point="0" svg:d="M40250 16200l-3800 1000" svg:viewBox="0 0 3801 1001">
          <text:p/>
        </draw:connector>
        <draw:connector draw:style-name="gr2" draw:text-style-name="P3" draw:layer="layout" draw:type="line" svg:x1="40.25cm" svg:y1="16.2cm" svg:x2="44.65cm" svg:y2="17.2cm" draw:end-shape="id35" draw:end-glue-point="0" svg:d="M40250 16200l4400 1000" svg:viewBox="0 0 4401 1001">
          <text:p/>
        </draw:connector>
        <draw:custom-shape draw:style-name="gr3" draw:text-style-name="P4" xml:id="id36" draw:id="id36" draw:layer="layout" svg:width="2.3cm" svg:height="1.5cm" svg:x="39.1cm" svg:y="20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0.25cm" svg:y1="19.2cm" svg:x2="40.25cm" svg:y2="20cm" draw:start-shape="id33" draw:end-shape="id36" draw:end-glue-point="4" svg:d="M40250 19200v800" svg:viewBox="0 0 1 801">
          <text:p/>
        </draw:connector>
        <draw:connector draw:style-name="gr2" draw:text-style-name="P3" draw:layer="layout" draw:type="line" svg:x1="36.45cm" svg:y1="19.2cm" svg:x2="36.45cm" svg:y2="20cm" draw:start-shape="id34" draw:start-glue-point="2" draw:end-shape="id37" draw:end-glue-point="4" svg:d="M36450 19200v800" svg:viewBox="0 0 1 801">
          <text:p/>
        </draw:connector>
        <draw:custom-shape draw:style-name="gr4" draw:text-style-name="P2" xml:id="id38" draw:id="id38" draw:layer="layout" svg:width="3.3cm" svg:height="2cm" svg:x="43cm" svg:y="19.9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3" draw:text-style-name="P4" xml:id="id39" draw:id="id39" draw:layer="layout" svg:width="2.3cm" svg:height="1.5cm" svg:x="43.5cm" svg:y="22.7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4.65cm" svg:y1="21.9cm" svg:x2="44.65cm" svg:y2="22.7cm" draw:start-shape="id38" draw:start-glue-point="2" draw:end-shape="id39" draw:end-glue-point="4" svg:d="M44650 21900v800" svg:viewBox="0 0 1 801">
          <text:p/>
        </draw:connector>
        <draw:connector draw:style-name="gr2" draw:text-style-name="P3" draw:layer="layout" draw:type="line" svg:x1="44.65cm" svg:y1="19.2cm" svg:x2="44.65cm" svg:y2="19.9cm" draw:start-shape="id35" draw:start-glue-point="2" draw:end-shape="id38" draw:end-glue-point="0" svg:d="M44650 19200v700" svg:viewBox="0 0 1 701">
          <text:p/>
        </draw:connector>
        <draw:g>
          <svg:title>TexMaths</svg:title>
          <svg:desc>40§inline§sin(2*x-cos(y))^{(2-10)}§svg§600§FALSE§</svg:desc>
          <draw:frame draw:style-name="gr6" draw:text-style-name="P5" draw:layer="layout" svg:width="14.84cm" svg:height="1.7cm" svg:x="20.6cm" svg:y="1.8cm">
            <draw:image xlink:href="Pictures/10004D7900000E7F000001AA803505033C612594.svg" xlink:type="simple" xlink:show="embed" xlink:actuate="onLoad" loext:mime-type="image/svg+xml">
              <text:p/>
            </draw:image>
            <draw:image xlink:href="Pictures/10000201000000860000000F5692641F2BC3B95F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7:38:12.899067027</meta:creation-date>
    <dc:date>2021-01-03T18:20:21.296762368</dc:date>
    <meta:editing-duration>PT10M50S</meta:editing-duration>
    <meta:editing-cycles>2</meta:editing-cycles>
    <meta:generator>LibreOffice/6.3.4.2$Linux_X86_64 LibreOffice_project/60da17e045e08f1793c57c00ba83cdfce946d0aa</meta:generator>
    <meta:document-statistic meta:object-count="79"/>
  </office:meta>
</office:document-meta>
</file>